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P11" style:family="paragraph" style:parent-style-name="Standard">
      <style:paragraph-properties fo:text-align="center" style:justify-single-word="false"/>
      <style:text-properties officeooo:rsid="0019ab0a" officeooo:paragraph-rsid="0019ab0a"/>
    </style:style>
    <style:style style:name="P12" style:family="paragraph" style:parent-style-name="Standard">
      <style:paragraph-properties fo:text-align="start" style:justify-single-word="false"/>
      <style:text-properties officeooo:rsid="0019ab0a" officeooo:paragraph-rsid="0019ab0a"/>
    </style:style>
    <style:style style:name="P13"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P11">BOOK 2</text:p>
      <text:p text:style-name="P12"/>
      <text:p text:style-name="P13">Chapter 1: Using OpenCL</text:p>
      <text:p text:style-name="P12">each work item has access to four types of memories: <text:span text:style-name="T7">global, <text:s/>constant, <text:s/>local, <text:s/>private.</text:span></text:p>
      <text:p text:style-name="P12"><text:span text:style-name="T7"/></text:p>
      <text:p text:style-name="P14">Provide the same declaration of the application data type to the OpenCL kernel file (*.cl) as well as the host application files (*.c, *.h, *.cpp, *.hpp); else the OpenCL runtime will emit errors to reflect that the struct it is looking for does not exist, and the replication is necessary as OpenCL prohibits the C header file inclusion mechanis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14:18:07.075534038</dc:date>
    <meta:editing-duration>PT4H30M46S</meta:editing-duration>
    <meta:editing-cycles>13</meta:editing-cycles>
    <meta:document-statistic meta:table-count="0" meta:image-count="0" meta:object-count="0" meta:page-count="2" meta:paragraph-count="42" meta:word-count="286" meta:character-count="2373" meta:non-whitespace-character-count="2122"/>
  </office:meta>
</office:document-meta>
</file>